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20pt" style:font-size-asian="17.5pt" style:font-size-complex="20pt"/>
    </style:style>
    <style:style style:name="P3" style:family="paragraph" style:parent-style-name="Standard">
      <style:text-properties fo:font-size="16pt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66pt" style:font-size-asian="57.75pt" style:font-size-complex="66pt"/>
    </style:style>
    <style:style style:name="T3" style:family="text">
      <style:text-properties fo:font-size="44pt" style:font-size-asian="38.5pt" style:font-size-complex="44pt"/>
    </style:style>
    <style:style style:name="T4" style:family="text">
      <style:text-properties fo:font-size="48pt" style:font-size-asian="42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EQUIPO</text:span></text:p>
      <text:p text:style-name="P1"><text:span text:style-name="T2"><text:s text:c="12"/>CRE-AM</text:span></text:p>
      <text:p text:style-name="P1"><text:span text:style-name="T1"/></text:p>
      <text:p text:style-name="P1"><text:span text:style-name="T1"/></text:p>
      <text:p text:style-name="P1"><text:span text:style-name="T1"><text:s text:c="17"/></text:span><text:span text:style-name="T3">BIOGRAFÍA DEL</text:span></text:p>
      <text:p text:style-name="P1"><text:span text:style-name="T3"><text:s text:c="14"/></text:span><text:span text:style-name="T4">curso</text:span></text:p>
      <text:p text:style-name="P3"/>
      <text:p text:style-name="P3">El equipo está compuesto por:Alejandro Martinéz Cruz,</text:p>
      <text:p text:style-name="P3">Álvaro Nicolás Prieto, Jorge Trisac Martin,Pablo Trisac Martin,</text:p>
      <text:p text:style-name="P3">Alejandro Carmona Martinéz,Miguel Fernandez Cortizas.</text:p>
      <text:p text:style-name="P3"/>
      <text:p text:style-name="P2">Hemos participado en la First Lego League,</text:p>
      <text:p text:style-name="P2">Madridbot, Roboc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mno </meta:initial-creator>
    <meta:creation-date>2011-05-20T17:59:15</meta:creation-date>
    <meta:document-statistic meta:table-count="0" meta:image-count="0" meta:object-count="0" meta:page-count="1" meta:paragraph-count="9" meta:word-count="34" meta:character-count="307"/>
    <dc:date>2011-05-20T18:19:44</dc:date>
    <dc:creator>alumno </dc:creator>
    <meta:editing-duration>PT00H03M48S</meta:editing-duration>
    <meta:editing-cycles>1</meta:editing-cycles>
    <meta:generator>OpenOffice.org/3.2$Linux OpenOffice.org_project/320m12$Build-9483</meta:generator>
  </office:meta>
</office:document-meta>
</file>